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3cm" svg:height="3.2cm" svg:x="24.1cm" svg:y="4.4cm"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2" draw:layer="layout" svg:width="11.542cm" svg:height="4.4cm" svg:x="1.8cm" svg:y="8.4cm">
          <text:p text:style-name="P1"><text:span text:style-name="T1">OSS</text:span><text:span text:style-name="T1">開発されている</text:span></text:p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1.542cm" svg:height="4.4cm" svg:x="16.258cm" svg:y="8.4cm">
          <text:p text:style-name="P1"><text:span text:style-name="T1">改造</text:span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8cm" svg:y1="1.3cm" svg:x2="14.8cm" svg:y2="19.7cm">
          <text:p/>
        </draw:line>
        <draw:custom-shape draw:style-name="gr1" draw:text-style-name="P1" draw:layer="layout" svg:width="6.059cm" svg:height="5.875cm" svg:x="2.141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text-style-name="P3" draw:layer="layout" svg:width="7.199cm" svg:height="1.771cm" svg:x="7.5cm" svg:y="18cm">
          <draw:text-box>
            <text:p><text:span text:style-name="T2">ユーザー数 </text:span><text:span text:style-name="T2">= </text:span><text:span text:style-name="T3">大</text:span></text:p>
          </draw:text-box>
        </draw:frame>
        <draw:custom-shape draw:style-name="gr1" draw:text-style-name="P1" draw:layer="layout" svg:width="6.059cm" svg:height="5.875cm" svg:x="2.1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text-style-name="P3" draw:layer="layout" svg:width="6.352cm" svg:height="1.771cm" svg:x="7.3cm" svg:y="5.9cm">
          <draw:text-box>
            <text:p><text:span text:style-name="T2">開発者数 </text:span><text:span text:style-name="T2">= </text:span><text:span text:style-name="T3">大</text:span></text:p>
          </draw:text-box>
        </draw:frame>
        <draw:custom-shape draw:style-name="gr1" draw:text-style-name="P1" draw:layer="layout" svg:width="2.4cm" svg:height="3cm" svg:x="4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4cm" svg:height="2.5cm" svg:x="3.9cm" svg:y="6.4cm">
          <text:p/>
          <draw:enhanced-geometry svg:viewBox="0 0 21600 21600" draw:text-areas="?f0 0 ?f2 ?f5" draw:type="down-arrow" draw:modifiers="13887.5649740104 5856.559766763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3cm" svg:height="3.2cm" svg:x="20.3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2" draw:layer="layout" svg:width="7.7cm" svg:height="3cm" svg:x="19.4cm" svg:y="10.7cm">
          <text:p text:style-name="P1"><text:span text:style-name="T1">独自改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cm" svg:height="3.9cm" svg:x="24.5cm" svg:y="7.3cm">
          <text:p/>
          <draw:enhanced-geometry svg:viewBox="0 0 21600 21600" draw:text-areas="?f0 0 ?f2 ?f5" draw:type="down-arrow" draw:modifiers="13887.5649740104 5856.559766763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4cm" svg:height="2.7cm" svg:x="20.8cm" svg:y="13.1cm">
          <text:p/>
          <draw:enhanced-geometry svg:viewBox="0 0 21600 21600" draw:text-areas="?f0 0 ?f2 ?f5" draw:type="down-arrow" draw:modifiers="14850.4998148834 5523.698458975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708cm" svg:height="1.327cm" svg:x="15.2cm" svg:y="18.272cm">
          <draw:text-box>
            <text:p text:style-name="P4"><text:span text:style-name="T2">ユーザー数 </text:span><text:span text:style-name="T2">= </text:span><text:span text:style-name="T4">小</text:span></text:p>
          </draw:text-box>
        </draw:frame>
        <draw:frame draw:style-name="gr5" draw:text-style-name="P3" draw:layer="layout" svg:width="5.861cm" svg:height="1.327cm" svg:x="22.9cm" svg:y="2.772cm">
          <draw:text-box>
            <text:p><text:span text:style-name="T2">開発者数 </text:span><text:span text:style-name="T2">= </text:span><text:span text:style-name="T4">小</text:span></text:p>
          </draw:text-box>
        </draw:frame>
        <draw:custom-shape draw:style-name="gr2" draw:text-style-name="P2" draw:layer="layout" svg:width="5.6cm" svg:height="3.3cm" svg:x="12.1cm" svg:y="9.8cm">
          <text:p text:style-name="P1"><text:span text:style-name="T1">流用</text:span></text:p>
          <draw:enhanced-geometry svg:viewBox="0 0 21600 21600" draw:text-areas="0 ?f0 ?f5 ?f2" draw:type="right-arrow" draw:modifiers="14241.8853776111 5581.581338988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3.889cm" svg:height="1.327cm" svg:x="15.1cm" svg:y="1.4cm">
          <draw:text-box>
            <text:p><text:span text:style-name="T2">社内開発</text:span></text:p>
          </draw:text-box>
        </draw:frame>
        <draw:frame draw:style-name="gr5" draw:text-style-name="P3" draw:layer="layout" svg:width="3.469cm" svg:height="1.327cm" svg:x="10.711cm" svg:y="1.4cm">
          <draw:text-box>
            <text:p><text:span text:style-name="T2">OSS</text:span><text:span text:style-name="T2">開発</text:span></text:p>
          </draw:text-box>
        </draw:frame>
        <draw:custom-shape draw:style-name="gr6" draw:text-style-name="P5" draw:layer="layout" svg:width="7.1cm" svg:height="4.4cm" svg:x="15.4cm" svg:y="3cm">
          <text:p text:style-name="P1"><text:span text:style-name="T2">改造部分だけ</text:span></text:p>
          <text:p text:style-name="P1"><text:span text:style-name="T2">ではなく全体の</text:span></text:p>
          <text:p text:style-name="P1"><text:span text:style-name="T2">品質が低下する</text:span></text:p>
          <draw:enhanced-geometry svg:viewBox="0 0 21600 21600" draw:text-areas="800 800 20800 20800" draw:type="round-rectangular-callout" draw:modifiers="12982.5095057034 28731.2883435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3-07-29T20:11:42.523516307</dc:date>
    <dc:creator>Okabe Kiwamu</dc:creator>
    <meta:editing-duration>PT2H55M55S</meta:editing-duration>
    <meta:editing-cycles>223</meta:editing-cycles>
    <meta:generator>LibreOffice/4.1.0.4$Linux_X86_64 LibreOffice_project/410m0$Build-4</meta:generator>
    <meta:document-statistic meta:object-count="20"/>
  </office:meta>
</office:document-meta>
</file>